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/>
    <style:style style:name="T14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7" style:family="text"/>
    <style:style style:name="T14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9" style:family="text"/>
    <style:style style:name="T14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41" style:family="text"/>
    <style:style style:name="T14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43" style:family="text"/>
    <style:style style:name="T14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45" style:family="text"/>
    <style:style style:name="T14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47" style:family="text"/>
    <style:style style:name="T14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49" style:family="text"/>
    <style:style style:name="T14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51" style:family="text"/>
    <style:style style:name="T14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53" style:family="text"/>
    <style:style style:name="T14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55" style:family="text"/>
    <style:style style:name="T14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57" style:family="text"/>
    <style:style style:name="T14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59" style:family="text"/>
    <style:style style:name="T14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61" style:family="text"/>
    <style:style style:name="T14_62" style:family="text">
      <style:text-properties fo:color="#1155cc" fo:font-size="12pt" style:font-size-asian="12pt" style:font-size-complex="12pt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Мини</text:span><text:span text:style-name="T1_2"><text:s/></text:span><text:span text:style-name="T1_3">реферальная</text:span><text:span text:style-name="T1_4"><text:s/></text:span><text:span text:style-name="T1_5">система</text:span><text:span text:style-name="T1_6">.</text:span></text:p>
      <text:p text:style-name="P2"/>
      <text:p text:style-name="P3"><text:span text:style-name="T3_1">Сделать</text:span><text:span text:style-name="T3_2"><text:s/></text:span><text:span text:style-name="T3_3">регистрацию</text:span><text:span text:style-name="T3_4"><text:s/></text:span><text:span text:style-name="T3_5">пользователя</text:span><text:span text:style-name="T3_6"><text:s/></text:span><text:span text:style-name="T3_7">с</text:span><text:span text:style-name="T3_8"><text:s/></text:span><text:span text:style-name="T3_9">отправкой</text:span><text:span text:style-name="T3_10"><text:s/></text:span><text:span text:style-name="T3_11">письма</text:span><text:span text:style-name="T3_12"><text:s/></text:span><text:span text:style-name="T3_13">со</text:span><text:span text:style-name="T3_14"><text:s/></text:span><text:span text:style-name="T3_15">ссылкой</text:span><text:span text:style-name="T3_16"><text:s/></text:span><text:span text:style-name="T3_17">активации</text:span><text:span text:style-name="T3_18">.</text:span></text:p>
      <text:p text:style-name="P4"/>
      <text:p text:style-name="P5"><text:span text:style-name="T5_1">Поля</text:span><text:span text:style-name="T5_2"><text:s/></text:span><text:span text:style-name="T5_3">в</text:span><text:span text:style-name="T5_4"><text:s/></text:span><text:span text:style-name="T5_5">форме</text:span><text:span text:style-name="T5_6"><text:s/></text:span><text:span text:style-name="T5_7">регистрации</text:span><text:span text:style-name="T5_8">:</text:span></text:p>
      <text:p text:style-name="P6"><text:span text:style-name="T6_1">-<text:s/></text:span><text:span text:style-name="T6_2">First</text:span><text:span text:style-name="T6_3"><text:s/></text:span><text:span text:style-name="T6_4">Name</text:span></text:p>
      <text:p text:style-name="P7"><text:span text:style-name="T7_1">-<text:s/></text:span><text:span text:style-name="T7_2">Last</text:span><text:span text:style-name="T7_3"><text:s/></text:span><text:span text:style-name="T7_4">Name</text:span></text:p>
      <text:p text:style-name="P8"><text:span text:style-name="T8_1">-<text:s/></text:span><text:span text:style-name="T8_2">Email</text:span></text:p>
      <text:p text:style-name="P9"><text:span text:style-name="T9_1">-<text:s/></text:span><text:span text:style-name="T9_2">Password</text:span></text:p>
      <text:p text:style-name="P10"><text:span text:style-name="T10_1">-<text:s/></text:span><text:span text:style-name="T10_2">Password</text:span><text:span text:style-name="T10_3"><text:s/></text:span><text:span text:style-name="T10_4">confirm</text:span></text:p>
      <text:p text:style-name="P11"/>
      <text:p text:style-name="P12"><text:span text:style-name="T12_1">Для</text:span><text:span text:style-name="T12_2"><text:s/></text:span><text:span text:style-name="T12_3">каждого</text:span><text:span text:style-name="T12_4"><text:s/></text:span><text:span text:style-name="T12_5">зарегистрированного</text:span><text:span text:style-name="T12_6"><text:s/></text:span><text:span text:style-name="T12_7">пользователя</text:span><text:span text:style-name="T12_8"><text:s/></text:span><text:span text:style-name="T12_9">генериреутеся</text:span><text:span text:style-name="T12_10"><text:s/>6-</text:span><text:span text:style-name="T12_11">ти</text:span><text:span text:style-name="T12_12"><text:s/></text:span><text:span text:style-name="T12_13">значный</text:span><text:span text:style-name="T12_14"><text:s/></text:span><text:span text:style-name="T12_15">уникальный</text:span><text:span text:style-name="T12_16"><text:s/></text:span><text:span text:style-name="T12_17">реферальный</text:span><text:span text:style-name="T12_18"><text:s/></text:span><text:span text:style-name="T12_19">код</text:span><text:span text:style-name="T12_20">.</text:span></text:p>
      <text:p text:style-name="P13"/>
      <text:p text:style-name="P14"><text:span text:style-name="T14_1">Этот</text:span><text:span text:style-name="T14_2"><text:s/></text:span><text:span text:style-name="T14_3">реферальный</text:span><text:span text:style-name="T14_4"><text:s/></text:span><text:span text:style-name="T14_5">код</text:span><text:span text:style-name="T14_6"><text:s/></text:span><text:span text:style-name="T14_7">может</text:span><text:span text:style-name="T14_8"><text:s/></text:span><text:span text:style-name="T14_9">быть</text:span><text:span text:style-name="T14_10"><text:s/></text:span><text:span text:style-name="T14_11">добавлен</text:span><text:span text:style-name="T14_12"><text:s/></text:span><text:span text:style-name="T14_13">как</text:span><text:span text:style-name="T14_14"><text:s/></text:span><text:span text:style-name="T14_15">гет</text:span><text:span text:style-name="T14_16"><text:s/></text:span><text:span text:style-name="T14_17">параметр</text:span><text:span text:style-name="T14_18"><text:s/></text:span><text:span text:style-name="T14_19">к</text:span><text:span text:style-name="T14_20"><text:s/></text:span><text:span text:style-name="T14_21">url</text:span><text:span text:style-name="T14_22"><text:s/></text:span><text:span text:style-name="T14_23">ведущий</text:span><text:span text:style-name="T14_24"><text:s/></text:span><text:span text:style-name="T14_25">на</text:span><text:span text:style-name="T14_26"><text:s/></text:span><text:span text:style-name="T14_27">любую</text:span><text:span text:style-name="T14_28"><text:s/></text:span><text:span text:style-name="T14_29">страницу</text:span><text:span text:style-name="T14_30"><text:s/></text:span><text:span text:style-name="T14_31">сайта</text:span><text:span text:style-name="T14_32">.<text:s/></text:span><text:span text:style-name="T14_33">например</text:span><text:span text:style-name="T14_34">:<text:s/></text:span><text:span text:style-name="T14_35"><text:a xlink:type="simple" xlink:href="http://site.com/news/1/?ref=ab45j2"><text:span text:style-name="T14_36">http</text:span></text:a></text:span><text:span text:style-name="T14_37"><text:a xlink:type="simple" xlink:href="http://site.com/news/1/?ref=ab45j2"><text:span text:style-name="T14_38">://</text:span></text:a></text:span><text:span text:style-name="T14_39"><text:a xlink:type="simple" xlink:href="http://site.com/news/1/?ref=ab45j2"><text:span text:style-name="T14_40">site</text:span></text:a></text:span><text:span text:style-name="T14_41"><text:a xlink:type="simple" xlink:href="http://site.com/news/1/?ref=ab45j2"><text:span text:style-name="T14_42">.</text:span></text:a></text:span><text:span text:style-name="T14_43"><text:a xlink:type="simple" xlink:href="http://site.com/news/1/?ref=ab45j2"><text:span text:style-name="T14_44">com</text:span></text:a></text:span><text:span text:style-name="T14_45"><text:a xlink:type="simple" xlink:href="http://site.com/news/1/?ref=ab45j2"><text:span text:style-name="T14_46">/</text:span></text:a></text:span><text:span text:style-name="T14_47"><text:a xlink:type="simple" xlink:href="http://site.com/news/1/?ref=ab45j2"><text:span text:style-name="T14_48">news</text:span></text:a></text:span><text:span text:style-name="T14_49"><text:a xlink:type="simple" xlink:href="http://site.com/news/1/?ref=ab45j2"><text:span text:style-name="T14_50">/1/?</text:span></text:a></text:span><text:span text:style-name="T14_51"><text:a xlink:type="simple" xlink:href="http://site.com/news/1/?ref=ab45j2"><text:span text:style-name="T14_52">ref</text:span></text:a></text:span><text:span text:style-name="T14_53"><text:a xlink:type="simple" xlink:href="http://site.com/news/1/?ref=ab45j2"><text:span text:style-name="T14_54">=</text:span></text:a></text:span><text:span text:style-name="T14_55"><text:a xlink:type="simple" xlink:href="http://site.com/news/1/?ref=ab45j2"><text:span text:style-name="T14_56">ab</text:span></text:a></text:span><text:span text:style-name="T14_57"><text:a xlink:type="simple" xlink:href="http://site.com/news/1/?ref=ab45j2"><text:span text:style-name="T14_58">45</text:span></text:a></text:span><text:span text:style-name="T14_59"><text:a xlink:type="simple" xlink:href="http://site.com/news/1/?ref=ab45j2"><text:span text:style-name="T14_60">j</text:span></text:a></text:span><text:span text:style-name="T14_61"><text:a xlink:type="simple" xlink:href="http://site.com/news/1/?ref=ab45j2"><text:span text:style-name="T14_62">2</text:span></text:a></text:span></text:p>
      <text:p text:style-name="P15"/>
      <text:p text:style-name="P16"><text:span text:style-name="T16_1">Необходимо</text:span><text:span text:style-name="T16_2"><text:s/></text:span><text:span text:style-name="T16_3">отлавливать</text:span><text:span text:style-name="T16_4"><text:s/></text:span><text:span text:style-name="T16_5">переходы</text:span><text:span text:style-name="T16_6"><text:s/></text:span><text:span text:style-name="T16_7">на</text:span><text:span text:style-name="T16_8"><text:s/></text:span><text:span text:style-name="T16_9">сайт</text:span><text:span text:style-name="T16_10"><text:s/></text:span><text:span text:style-name="T16_11">имеющие</text:span><text:span text:style-name="T16_12"><text:s/></text:span><text:span text:style-name="T16_13">в</text:span><text:span text:style-name="T16_14"><text:s/></text:span><text:span text:style-name="T16_15">запросе</text:span><text:span text:style-name="T16_16"><text:s/></text:span><text:span text:style-name="T16_17">такой</text:span><text:span text:style-name="T16_18"><text:s/></text:span><text:span text:style-name="T16_19">параметр</text:span><text:span text:style-name="T16_20"><text:s/></text:span><text:span text:style-name="T16_21">и</text:span><text:span text:style-name="T16_22"><text:s/></text:span><text:span text:style-name="T16_23">сохранять</text:span><text:span text:style-name="T16_24">:<text:s/></text:span><text:span text:style-name="T16_25">ref</text:span><text:span text:style-name="T16_26">,<text:s/></text:span><text:span text:style-name="T16_27">ip</text:span><text:span text:style-name="T16_28">,<text:s/></text:span><text:span text:style-name="T16_29">referer</text:span><text:span text:style-name="T16_30">,<text:s/></text:span><text:span text:style-name="T16_31">date</text:span></text:p>
      <text:p text:style-name="P17"><text:span text:style-name="T17_1">и</text:span><text:span text:style-name="T17_2"><text:s/></text:span><text:span text:style-name="T17_3">делать</text:span><text:span text:style-name="T17_4"><text:s/></text:span><text:span text:style-name="T17_5">редирект</text:span><text:span text:style-name="T17_6"><text:s/></text:span><text:span text:style-name="T17_7">на</text:span><text:span text:style-name="T17_8"><text:s/></text:span><text:span text:style-name="T17_9">страницу</text:span><text:span text:style-name="T17_10"><text:s/></text:span><text:span text:style-name="T17_11">без</text:span><text:span text:style-name="T17_12"><text:s/></text:span><text:span text:style-name="T17_13">параметра</text:span></text:p>
      <text:p text:style-name="P18"/>
      <text:p text:style-name="P19"><text:span text:style-name="T19_1">Если</text:span><text:span text:style-name="T19_2"><text:s/></text:span><text:span text:style-name="T19_3">пользователь</text:span><text:span text:style-name="T19_4"><text:s/></text:span><text:span text:style-name="T19_5">пришедший</text:span><text:span text:style-name="T19_6"><text:s/></text:span><text:span text:style-name="T19_7">на</text:span><text:span text:style-name="T19_8"><text:s/></text:span><text:span text:style-name="T19_9">сайт</text:span><text:span text:style-name="T19_10"><text:s/></text:span><text:span text:style-name="T19_11">по</text:span><text:span text:style-name="T19_12"><text:s/></text:span><text:span text:style-name="T19_13">реферальной</text:span><text:span text:style-name="T19_14"><text:s/></text:span><text:span text:style-name="T19_15">ссылке</text:span><text:span text:style-name="T19_16"><text:s/></text:span><text:span text:style-name="T19_17">регистрируется</text:span><text:span text:style-name="T19_18"><text:s/></text:span><text:span text:style-name="T19_19">мы</text:span><text:span text:style-name="T19_20"><text:s/></text:span><text:span text:style-name="T19_21">должны</text:span><text:span text:style-name="T19_22"><text:s/></text:span><text:span text:style-name="T19_23">сохрянять</text:span><text:span text:style-name="T19_24"><text:s/></text:span><text:span text:style-name="T19_25">информацию</text:span><text:span text:style-name="T19_26"><text:s/></text:span><text:span text:style-name="T19_27">о</text:span><text:span text:style-name="T19_28"><text:s/></text:span><text:span text:style-name="T19_29">его</text:span><text:span text:style-name="T19_30"><text:s/></text:span><text:span text:style-name="T19_31">реферале</text:span><text:span text:style-name="T19_32"><text:s/></text:span><text:span text:style-name="T19_33">и</text:span><text:span text:style-name="T19_34"><text:s/></text:span><text:span text:style-name="T19_35">данные</text:span><text:span text:style-name="T19_36">:<text:s/></text:span><text:span text:style-name="T19_37">ip</text:span><text:span text:style-name="T19_38">,<text:s/></text:span><text:span text:style-name="T19_39">referer</text:span><text:span text:style-name="T19_40">,<text:s/></text:span><text:span text:style-name="T19_41">date</text:span></text:p>
      <text:p text:style-name="P20"/>
      <text:p text:style-name="P21"><text:span text:style-name="T21_1">Необходимо</text:span><text:span text:style-name="T21_2"><text:s/></text:span><text:span text:style-name="T21_3">использовать</text:span><text:span text:style-name="T21_4"><text:s/></text:span><text:span text:style-name="T21_5">symfony</text:span><text:span text:style-name="T21_6">2,<text:s/></text:span><text:span text:style-name="T21_7">FOSUserBundle</text:span></text:p>
      <text:p text:style-name="P22"/>
      <text:p text:style-name="P23"><text:span text:style-name="T23_1">Реализовать</text:span><text:span text:style-name="T23_2"><text:s/></text:span><text:span text:style-name="T23_3">функционал</text:span><text:span text:style-name="T23_4"><text:s/></text:span><text:span text:style-name="T23_5">независимым</text:span><text:span text:style-name="T23_6"><text:s/></text:span><text:span text:style-name="T23_7">бандлом</text:span><text:span text:style-name="T23_8"><text:s/></text:span><text:span text:style-name="T23_9">который</text:span><text:span text:style-name="T23_10"><text:s/></text:span><text:span text:style-name="T23_11">может</text:span><text:span text:style-name="T23_12"><text:s/></text:span><text:span text:style-name="T23_13">ставится</text:span><text:span text:style-name="T23_14"><text:s/></text:span><text:span text:style-name="T23_15">на</text:span><text:span text:style-name="T23_16"><text:s/></text:span><text:span text:style-name="T23_17">проект</text:span><text:span text:style-name="T23_18"><text:s/></text:span><text:span text:style-name="T23_19">symfony</text:span><text:span text:style-name="T23_20">2+</text:span><text:span text:style-name="T23_21">FOSUserBundl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